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1"/>
    </style:style>
    <style:style style:name="P11" style:family="paragraph" style:parent-style-name="Table_20_Contents">
      <style:text-properties style:font-name="Bitstream Vera Sans1"/>
    </style:style>
    <style:style style:name="P12" style:family="paragraph" style:parent-style-name="Text_20_body">
      <style:paragraph-properties fo:text-align="start" style:justify-single-word="false"/>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20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20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Heading_20_2" text:outline-level="2">Ziele</text:h>
      <text:p text:style-name="Text_20_body">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Text_20_body">Zusätzlich wird eine hohe Portabilität angestrebt. Brainfuck Studio soll zumindest unter den Betriebssystemen Windows und Unix lauffähig sein.</text:p>
      <text:p text:style-name="Text_20_body">Ein weiteres Ziel mit einer sehr <text:s/>hohen Priorität ist die Erstellung von qualitativ hochwertigem Programmcode, der verständlich, robust und flexibel ist.</text:p>
      <text:h text:style-name="Heading_20_1" text:outline-level="1">Sprachdefinition</text:h>
      <text:h text:style-name="Heading_20_2" text:outline-level="2">Sprachdesign</text:h>
      <text:p text:style-name="Text_20_body">Ein Brainfuck-Programm besteht aus einem impliziten Pointer, der auf ein Array mit undefinierter Größe (siehe Punkt 2.3 – Portabilität) zeigt, dessen Zellen mit 0 initialisiert sind. Der Pointer zeigt am Beginn auf die erste Zelle des Arrays.</text:p>
      <text:p text:style-name="Text_20_body">Die Programmiersprache Brainfuck besteht aus 8 Kommandos die je als ein einziges Zeichen definiert sind.</text:p>
      <text:h text:style-name="Heading_20_2"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1">&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1">,</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1">[</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1">]</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Heading_20_2" text:outline-level="2">Portabilität</text:h>
      <text:h text:style-name="Heading_20_3" text:outline-level="3">Größe der Zellen</text:h>
      <text:p text:style-name="Text_20_body">Die Zellen des Arrays sind im Brainfuck Studio, wie schon in der klassischen Brainfuck-Distribution von Urban Müller, je 1 Byte (1 Bit) groß. Das heißt, die Zellenwerte bewegen sich immer in einem Bereich von [-128, +127]. Übersteigt der Zellenwert das Maximum von +127, so wird sie auf ihr Minimun gesetzt und umgekehrt. </text:p>
      <text:h text:style-name="Heading_20_3" text:outline-level="3">Größe des Arrays</text:h>
      <text:p text:style-name="Text_20_body">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Heading_20_3" text:outline-level="3">End-of-line Code</text:h>
      <text:p text:style-name="Text_20_body">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Heading_20_3" text:outline-level="3">Verhalten beim Auftreten von EOF</text:h>
      <text:p text:style-name="Text_20_body">Das Verhalten beim Auftreten von EOF (End-of-file) ist undefiniert. Brainfuck Studio verändert in diesem Fall den Zellenwert nicht.</text:p>
      <text:h text:style-name="Heading_20_1" text:outline-level="1">Prozessübersicht und -beschreibung</text:h>
      <text:p text:style-name="Text_20_body"/>
      <text:h text:style-name="Heading_20_1" text:outline-level="1">Modulbeschreibung</text:h>
      <text:h text:style-name="Heading_20_2" text:outline-level="2">Graphical User Interface</text:h>
      <text:p text:style-name="P12">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2">Zu den Grundfunktionen eines Texteditors und auch der Benutzeroberfläche des Brainfuck Studios gehören zum Beispiel „<text:span text:style-name="T4">Copy &amp; Paste“</text:span><text:span text:style-name="T5">, „</text:span><text:span text:style-name="T4">Undo &amp; Redo“</text:span><text:span text:style-name="T5"> und diverse andere, allgemein bekannte Funktionen. Ein besonderer Wert wird auf die Ergonomie und Komfortabiltät, zum Beispiel durch die Bereitstellung von Tastenkürzeln, so genannten „</text:span><text:span text:style-name="T4">Shortcuts</text:span><text:span text:style-name="T5">“,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ie GUI durch die </text:p>
      <text:h text:style-name="Heading_20_2" text:outline-level="2">BFL (Brainfuck Library)</text:h>
      <text:p text:style-name="Text_20_body">Die Brainfuck Library stellt Methoden zur Verfügung den gesamten Code syntaktisch zu analysieren. Weiters werden etwaige Fehler, wie zB Klammerblöcke, die nicht geschlossen oder geöffnet wurden. erkannt und Meldungen dazu angezeigt.</text:p>
      <text:p text:style-name="Text_20_body">Dieser analysierte Code wird in eine Zwischensprache übersetzt um die interne Weiterverarbeitung zu erleichtern und Routinen zur schrittweisen Interpretationen bereitzustellen.</text:p>
      <text:p text:style-name="Text_20_body">Nachdem nun ein analysierter und syntaktisch bzw. semantisch korrekter Code vorliegt wird dieser Programmcode optimiert, das heißt es werden zum Beispiel direkt aufeinanderfolgende Inkrementierungen von Zellinhalten zusammengefasst.</text:p>
      <text:h text:style-name="Heading_20_2" text:outline-level="2">Compiler</text:h>
      <text:p text:style-name="Text_20_body">Der Compiler liest zuerst die verwendeten Kommandozeilenargumente ein. Diese Optionen werden werden dann an die eingebundene Brainfuck Library weitergegeben und je nach Bedarf berücksichtigt.</text:p>
      <text:p text:style-name="Text_20_body">Nun wird die vom Betriebssystem abhängige dynamische Bibliothek geladen, welche die verschiedenen Funktionen zum Generieren der entsprechenden Binärformate bereitstellt.</text:p>
      <text:p text:style-name="Text_20_body">Schlussendlich wird mit diesen Methoden ein in ausführbarer Maschinensprache bereitstehender Code erzeugt.</text:p>
      <text:h text:style-name="Heading_20_2" text:outline-level="2">Interpreter</text:h>
      <text:p text:style-name="Text_20_body">Grundsätzlich verhält sich der Interpreter ident zum Compiler. Erst ab dem Laden der entsprechenden betriebssystemabhängigen Bibliothek unterscheiden sich diese beiden Module. Anstatt dem Laden der dynamischen Library wird der Programmcode schrittweise interpretiert.</text:p>
      <text:p text:style-name="Text_20_body">Dies ermöglicht eine step-by-step Ausführung des Codes und weitere Möglichkeiten zum Debuggen, die auch in der Benutzeroberfläche als Funktion eines Debuggers Verwendung finden.</text:p>
      <text:h text:style-name="Heading_20_1" text:outline-level="1">Menüstruktur</text:h>
      <text:p text:style-name="Text_20_body"/>
      <text:h text:style-name="Heading_20_1" text:outline-level="1">Grobes Maskenlayout</text:h>
      <text:p text:style-name="Text_20_body"/>
      <text:h text:style-name="Heading_20_1" text:outline-level="1">Schnittstellen</text:h>
      <text:p text:style-name="Text_20_body"/>
      <text:h text:style-name="Heading_20_1" text:outline-level="1">Zeitgerüste</text:h>
      <text:p text:style-name="Text_20_body"/>
      <text:h text:style-name="Heading_20_1" text:outline-level="1">Programmierrichtlini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Wolfgang Moser</dc:creator>
    <dc:date>2005-12-20T16:03:44</dc:date>
    <dc:language>de-DE</dc:language>
    <meta:editing-cycles>23</meta:editing-cycles>
    <meta:editing-duration>PT7H47M2S</meta:editing-duration>
    <meta:user-defined meta:name="Info 1"/>
    <meta:user-defined meta:name="Info 2"/>
    <meta:user-defined meta:name="Info 3"/>
    <meta:user-defined meta:name="Info 4"/>
    <meta:document-statistic meta:table-count="2" meta:image-count="1" meta:object-count="0" meta:page-count="7" meta:paragraph-count="107" meta:word-count="1028" meta:character-count="7622"/>
  </office:meta>
</office:document-meta>
</file>